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0.88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officeooo:rsid="00c4443a" officeooo:paragraph-rsid="00c4443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7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8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09cm" fo:font-style="normal" officeooo:rsid="00cc44ba" style:font-style-asian="normal" style:font-style-complex="normal"/>
    </style:style>
    <style:style style:name="T48" style:family="text">
      <style:text-properties style:text-position="-5% 100%" fo:letter-spacing="-0.016cm" fo:font-style="normal" style:font-style-asian="normal" style:font-style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use-window-font-color="true"/>
    </style:style>
    <style:style style:name="T52" style:family="text">
      <style:text-properties officeooo:rsid="001c3d3e"/>
    </style:style>
    <style:style style:name="T53" style:family="text">
      <style:text-properties fo:letter-spacing="-0.009cm"/>
    </style:style>
    <style:style style:name="T54" style:family="text">
      <style:text-properties fo:letter-spacing="-0.016cm"/>
    </style:style>
    <style:style style:name="T55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6" style:family="text">
      <style:text-properties fo:font-size="9pt" style:text-underline-style="none" style:font-size-asian="9pt" style:font-size-complex="9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c8f9a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3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7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8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4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50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2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1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1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4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5">A cuenta</text:p>
                </table:table-cell>
                <table:table-cell table:style-name="Tabla3.B7" office:value-type="string">
                  <text:p text:style-name="P45"/>
                </table:table-cell>
                <table:table-cell table:style-name="Tabla3.C7" office:value-type="string">
                  <text:p text:style-name="P56"/>
                </table:table-cell>
                <table:table-cell table:style-name="Tabla3.D7" office:value-type="string">
                  <text:p text:style-name="P57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2"/>
                </table:table-cell>
                <table:table-cell table:style-name="Tabla3.B9" table:number-columns-spanned="2" office:value-type="string">
                  <text:p text:style-name="P69"><text:span text:style-name="T52">TOTAL CANCEL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4"><text:text-input text:description="&lt;formatLang(o.unmatched_amount + o.matched_amount)&gt;">9.999,50</text:text-input></text:p>
                </table:table-cell>
              </table:table-row>
            </table:table>
            <text:p text:style-name="P88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6">Comprobantes <text:span text:style-name="T58">pendientes</text:span>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7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8">Fecha Venc.</text:p>
                </table:table-cell>
                <table:covered-table-cell/>
                <table:table-cell table:style-name="Tabla8.B2" office:value-type="string">
                  <text:p text:style-name="P77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7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6"><text:text-input text:description="&lt;for each=&quot;line in o.partner_type=='customer' and o.partner_id.commercial_partner_id.receivable_debt_ids or o.partner_id.commercial_partner_id.pay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6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3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6"><text:text-input text:description="&lt;formatLang(line.amount)&gt;">216543216</text:text-input></text:p>
                </table:table-cell>
                <table:table-cell table:style-name="Tabla8.E4" office:value-type="string">
                  <text:p text:style-name="P46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9"/>
                </table:table-cell>
                <table:covered-table-cell/>
                <table:table-cell table:style-name="Tabla8.C6" table:number-columns-spanned="2" office:value-type="string">
                  <text:p text:style-name="P66"><text:span text:style-name="T41">TOTAL</text:span><text:span text:style-name="T45"> </text:span><text:span text:style-name="T47">PENDIENTE</text:span><text:span text:style-name="T46"> </text:span><text:span text:style-name="T48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5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      </table:table-cell>
              </table:table-row>
            </table:table>
            <text:p text:style-name="P42"/>
          </table:table-cell>
          <table:table-cell table:style-name="Tabla1.B1" office:value-type="string">
            <text:p text:style-name="P41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4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6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6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5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7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8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7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60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60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60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60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withholding_number or line.name&gt;">21654321613</text:text-input></text:p>
                </table:table-cell>
                <table:table-cell table:style-name="Tabla4.B9" table:number-columns-spanned="3" office:value-type="string">
                  <text:p text:style-name="P48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8"><text:text-input text:description="&lt;formatLang(line.signed_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70">Retenciones</text:p>
                  <text:p text:style-name="P79">Cheques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payment.journal_id.name&gt;">Banco Municipaal</text:text-input></text:p>
                  <text:p text:style-name="P73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4"><text:text-input text:description="&lt;formatLang(sum(o.payment_ids.filtered(lambda x: x.tax_withholding_id).mapped('amount')))&gt;">For journal</text:text-input></text:p>
                  <text:p text:style-name="P74"><text:text-input text:description="&lt;formatLang(sum(o.payment_ids.filtered(lambda x: x.check_ids).mapped('amount')))&gt;">For journal</text:text-input></text:p>
                  <text:p text:style-name="P81"><text:text-input text:description="&lt;for each=&quot;payment in o.payment_ids.filtered(lambda x: not x.tax_withholding_id and not x.check_ids)&quot;&gt;">For payment</text:text-input></text:p>
                  <text:p text:style-name="P72"><text:text-input text:description="&lt;formatLang(payment.signed_amount)&gt;">9.999,50</text:text-input></text:p>
                  <text:p text:style-name="P82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3"><text:span text:style-name="T52">TOTAL PAG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5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7"><text:span text:style-name="Fuente_20_de_20_párrafo_20_predeter."><text:span text:style-name="T55">So</text:span></text:span><text:span text:style-name="Fuente_20_de_20_párrafo_20_predeter."><text:span text:style-name="T56">n</text:span></text:span><text:span text:style-name="Fuente_20_de_20_párrafo_20_predeter."><text:span text:style-name="T57">: </text:span></text:span><text:span text:style-name="Fuente_20_de_20_párrafo_20_predeter."><text:span text:style-name="T57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3"><text:span text:style-name="Fuente_20_de_20_párrafo_20_predeter."><text:span text:style-name="T19"/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7T18:08:20.928128462</dc:date>
    <meta:editing-duration>P2DT9H52M2S</meta:editing-duration>
    <meta:editing-cycles>528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7" meta:character-count="2024" meta:non-whitespace-character-count="1879"/>
  </office:meta>
</office:document-meta>
</file>